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solid" draw:fill="solid" draw:fill-color="#c0c0c0" draw:textarea-horizontal-align="center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cm" svg:height="4cm" svg:x="20.5cm" svg:y="0.5cm">
          <text:p/>
          <draw:enhanced-geometry svg:viewBox="0 0 21600 21600" draw:glue-points="10800 0 3160 3160 0 10800 3160 18440 10800 21600 18440 18440 21600 10800 18440 3160" draw:text-areas="3200 3200 18400 18400" draw:type="smiley" draw:modifiers="1551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1" draw:layer="layout" svg:width="4cm" svg:height="4cm" svg:x="3cm" svg:y="0.5cm">
          <text:p/>
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3" draw:text-style-name="P1" draw:layer="layout" svg:x1="13.5cm" svg:y1="-2.5cm" svg:x2="13.5cm" svg:y2="23.5cm">
          <text:p/>
        </draw:line>
        <draw:ellipse draw:style-name="gr4" draw:text-style-name="P1" draw:layer="layout" svg:width="14.465cm" svg:height="10.5cm" svg:x="6.5cm" svg:y="15.5cm">
          <text:p/>
        </draw:ellips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9$Build-9358</meta:generator>
    <meta:creation-date>2008-05-07T22:12:25</meta:creation-date>
    <dc:date>2008-06-21T12:43:11</dc:date>
    <dc:language>en</dc:language>
    <meta:editing-cycles>3</meta:editing-cycles>
    <meta:editing-duration>PT14H34M55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